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jet</text:p>
          </table:table-cell>
          <table:table-cell office:value-type="string" calcext:value-type="string">
            <text:p>Thématiques majeu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ral vs urbain : l'offre de transports en commu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isances de la voiture en ville : bruit, pollu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erces de proximité et services publics en périphéri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iculture et environneme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rbanisme : l'aspect réglementair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ynamiques territoriales et démographiqu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éplacements en centre vil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truction de logemen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isances de la densification : surpopulation et entassemen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ce de la nature en vil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éliorer les transports dans le rural : parkings relais</text:p>
          </table:table-cell>
          <table:table-cell office:value-type="string" calcext:value-type="string">
            <text:p><text:s/>covoitura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uisances de la densification : bruit et pollu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10:40.123000000</meta:creation-date>
    <dc:date>2024-10-11T16:11:12.206000000</dc:date>
    <dc:creator>Baptiste Descamps</dc:creator>
    <meta:editing-duration>PT32S</meta:editing-duration>
    <meta:editing-cycles>1</meta:editing-cycles>
    <meta:document-statistic meta:table-count="1" meta:cell-count="27" meta:object-count="0"/>
    <meta:generator>LibreOffice/24.2.6.2$Windows_X86_64 LibreOffice_project/ef66aa7e36a1bb8e65bfbc63aba53045a14d0871</meta:generator>
  </office:meta>
</office:document-meta>
</file>